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 titulado «Cómo debes imaginarme».</text:p>
      <text:p text:style-name="Standard"/>
      <text:p text:style-name="Standard">Nos detendremos largamente en el sexo; será uno de los temas más importantes de nuestro razonamiento, y ciertamente no dejaré escapar la ocasión de decirte, al respecto, verdades que, aunque sencillas, sin embargo escandalizarán mucho, como suele ocurrir, a los lectores italianos, siempre tan dispuestos a negar el saludo al réprobo y a volverle la espalda.</text:p>
      <text:p text:style-name="Standard"/>
      <text:p text:style-name="Standard">Pues bien: en este sentido yo soy como un negro en una sociedad racista que ha querido adornarse con un espíritu tolerante. Soy un «tolerado».</text:p>
      <text:p text:style-name="Standard"/>
      <text:p text:style-name="Standard">La tolerancia, entérate bien, es sólo y siempre puramente nominal. No conozco un solo ejemplo o un solo caso de tolerancia real. Y esto porque una «tolerancia real» sería una contradicción en sus</text:p>
      <text:p text:style-name="Standard">propios términos. El hecho de «tolerar» a alguien es lo mismo que «condenarle». La tolerancia es incluso una forma más reﬁnada de condena. En realidad al «tolerado» —-digamos que al negro que</text:p>
      <text:p text:style-name="Standard">habíamos tomado como ejemplo- se le dice que haga lo que quiera, que tiene todo el derecho del mundo a seguir su propia naturaleza, que su pertenencia a una minoría no significa para nada inferioridad, etcétera. Pero su «diversidad» —o mejor, su «culpa de ser diferente»— sigue siendo la misma tanto ante quien ha decidido tolerarla como ante quien ha decidido condenarla. Ninguna mayoria podrá eliminar jamás de su consciencia el sentimiento de la «diversidad» de las minorías. La tendrá siempre presente eterna y fatalmente. Por consiguiente ——es cierto—, el negro podrá ser negro es decir, <text:s/>podrá vivir libremente su propia diferencia, incluso fuera, es cierto — del «ghetto» físico, material, que en tiempos de la represión le había sido asignado.</text:p>
      <text:p text:style-name="Standard"/>
      <text:p text:style-name="Standard">No obstante la figura mental del gueto sobrevive inevitablemente. El negro será libre, podrá vivir nominalmente sin trabas su diferencia, etcétera; pero siempre estará dentro de un «gueto mental», y</text:p>
      <text:p text:style-name="Standard">ojo con salir de ahí.</text:p>
      <text:p text:style-name="Standard"/>
      <text:p text:style-name="Standard">Sólo puede salir de ahí si adopta la perspectiva y la mentalidad de quien vive fuera del gueto, o sea de la mayoría.</text:p>
      <text:p text:style-name="Standard"/>
      <text:p text:style-name="Standard">Ningún sentimiento suyo, ningún gesto, ninguna palabra suya puede estar «teñida» de la experiencia particular que vive quien está encerrado idealmente dentro de los límites asignados a una minoría (el gueto mental). Debe renegar enteramente de sí, y fingir que la experiencia que lleva a sus espaldas es una experiencia normal, o sea, la mayoritaria.</text:p>
      <text:p text:style-name="Standard"/>
      <text:p text:style-name="Standard">Puesto que hemos partido de nuestra relación pedagógica (o sea, en particular, de «lo que yo soy para ti»), ejemplificaré lo que te he dicho más bien aforísticamente por medio de un caso que me concierne.</text:p>
      <text:p text:style-name="Standard"/>
      <text:p text:style-name="Standard">Estas últimas semanas he tenido ocasión de pronunciarme públicamente sobre dos cuestiones: sobre el aborto y sobre la responsabilidad política de los que están en el poder.</text:p>
      <text:p text:style-name="Standard"/>
      <text:p text:style-name="Standard">¿Quién está a favor del aborto? Evidentemente nadie. Habría que estar locos para estar a favor del aborto. El problema no es estar a favor o en contra del aborto sino a favor o en contra de su legalización. Pues bien: yo me he pronunciado en contra del aborto y a favor de su legalización. Naturalmente, al estar en contra del aborto no puedo pronunciarme por una legalización indiscriminada, total, fanática y retórica. Como si legalizar el aborto fuera una victoria alegre y apaciguadora. Estoy a favor de una legalización prudente y dolorosa. Es decir, en términos de práctica política, esta vez comparto más bien la posición de los comunistas que la de los radicales.</text:p>
      <text:p text:style-name="Standard"><text:soft-page-break/></text:p>
      <text:p text:style-name="Standard">¿Por qué siento con especial angustia la culpabilidad del aborto? También lo he explicado claramente. Porque el aborto es un problema de la enorme mayoría, que considera su causa, o sea el coito, de un modo tan ontológico que lo vuelve mecánico, trivial, irrelevante por exceso de naturaleza. Y en esto hay algo que oscuramente me ofende. Me coloca ante una realidad aterradora (yo he nacido y vivido en un mundo represivo, clerical-fascista).</text:p>
      <text:p text:style-name="Standard"/>
      <text:p text:style-name="Standard">Todo esto ha dado a mi razonamiento sobre el aborto un cierto «tinte»: un «tinte» que procede de una experiencia mía, particular y diferente, de la vida y de la vida sexual.</text:p>
      <text:p text:style-name="Standard"/>
      <text:p text:style-name="Standard">Como perros rabiosos, se me han echado encima todos no a causa de lo que decía (que como es natural era enteramente razonable) sino a causa de ese «tinte». Perros rabiosos, estúpidos, ciegos.</text:p>
      <text:p text:style-name="Standard">Tanto más rabiosos, estúpidos y ciegos cuanto más pedía yo (era evidente) su solidaridad y su comprunsitﬁii. Porque no hablo de fascistas hablo de«ilustrados», de <text:s/>«progresistas». Hablo de personas «tolerantes». Queda aquí probado, pues, lo que te decía: mientras el «diferente» viva su «diferencia» en silencio, encerrado en el gueto mental que le ha sido asignado, todo va bien y todos se congratulan de la tolerancia que le conceden. Pero tan pronto como dice una palabra sobre su propia experiencia de «diferente», o simplemente se atreve a pronunciar palabras «tenidas» del sentimiento de su experiencia de «diferente», se desencadena el linchamiento, como en las épocas clerical-fascistas más tenebrosas. La mofa mas vulgar, el gesto más obsceno y la más feroz de las incomprensiones le hunden en la humillación y en la vergüenza. . _</text:p>
      <text:p text:style-name="Standard"/>
      <text:p text:style-name="Standard">Pues bien, querido Gennariello: a la algarada originada por la cuestión del aborto le ha correspondido el más absoluto silencio sobre la cuestión de los democristianos en el poder: Y, a propósito (quede bien claro): ciertamente no hice un razonamiento de común administración, el razonamiento de costumbre... Pero hablaremos sobre esto en el siguiente parágrafo, cuyo tema será el lenguaje.</text:p>
      <text:p text:style-name="Standard"/>
      <text:p text:style-name="Standard">20 de marzo de 1975.</text:p>
      <text:p text:style-name="Standard"/>
      <text:p text:style-name="Standard"><text:s/></text:p>
      <text:p text:style-name="Standard"/>
      <text:p text:style-name="Standard"><text:s/></text:p>
      <text:p text:style-name="Standard"/>
      <text:p text:style-name="Standard"/>
      <text:p text:style-name="P1">PARÁGRAFO CUARTO: CÓMO VAMOS A HABLAR</text:p>
      <text:p text:style-name="Standard"/>
      <text:p text:style-name="Standard">Deciamos pues el otro dia que mientras a propósito de la cuestión del aborto se armó un gran alboroto, respecto de la cuestión de la ineptitud—en el limite de lo criminal— de los hombres de poder democristianos hubo un silencio sepulcral. O incluso se llegó a convertir mi razonamiento en una reflexión corriente y aburrida sobre el mal gobierno y el infragobierno, tal vez con una oscura alusión a la intervencion de los comunistas, esto es, a ese «compromiso histórico» que no haria mas que codificar una situación de hecho.</text:p>
      <text:p text:style-name="Standard"/>
      <text:p text:style-name="Standard">Ya ves, Gennariello: la mayoría de los intelectuales laicos y democraticos italianos se dan muchos humos porque se sienten virilmente, «dentro» de la historia: aceptan con realismo que la historia transforme las realidades y a los hombres, enteramente convencidos de que esta «aceptación realista» es fruto del uso de la razón</text:p>
      <text:p text:style-name="Standard"/>
      <text:p text:style-name="Standard">Yo en cambio, Gennariello, no. Has de recordar que yo, tu maestro, no creo en esta historia ni en este progreso. No es cierto que <text:span text:style-name="T1">a </text:span><text:span text:style-name="T1">pesar</text:span><text:span text:style-name="T1"> de todo</text:span> se vaya hacia adelante. Muy a menudo tanto el individuo como la sociedad van hacia atras o empeoran. Y en este caso la transformacion no debe ser aceptada; la «aceptacion realista» es en realidad una maniobra culpable para tranquilizar la propia conciencia y seguir adelante. O sea: es lo contrario de un razonamiento, pese a que a menudo, linguisticamente, tenga el aire de serlo. </text:p>
      <text:p text:style-name="Standard"/>
      <text:p text:style-name="Standard">La regresión y el empeoramiento no se aceptan. Se viven, a lo sumo, con indignacion o con rabia; indignación y rabia que en este caso concreto son, contra lo que parece, profundamente racionales.</text:p>
      <text:p text:style-name="Standard">Hay que tener la fuerza de la critica total, del rechazo, de la denuncia desesperada e inútil.</text:p>
      <text:p text:style-name="Standard"/>
      <text:p text:style-name="Standard">Quien acepta con realismo una transformación que es regresión y degradacion quiere decir que no ama a quien sufre tal regresión y degradacion, o sea a las personas de carne y hueso que le rodean. En cambio, quien protesta con toda su fuerza, incluso la sentimental, contra su regresión y la degradación quiere decir que ama a esas personas de carne y hueso. Un amor que yo tengo la desgracia de sentir, y que espero comunicarte también a ti.</text:p>
      <text:p text:style-name="Standard"/>
      <text:p text:style-name="Standard">Los más culpables de no amar a esas gentes degradadas por el falso progreso de la historia son, precisamente, los hombres de poder democristianos.</text:p>
      <text:p text:style-name="Standard"/>
      <text:p text:style-name="Standard">Dejemos de lado la primera fase de su régimen, que fue decididamente la continuación del régimen fascista, y pasemos en seguida a la segunda fase, ésa en la cual han seguido existiendo y actuando</text:p>
      <text:p text:style-name="Standard">del mismo modo que antes aunque el poder al que servían no fuera ya el poder paleocapitalista (clerical-fascista) sino un poder nuevo: el poder consumista (con su supuesta tolerancia). En esta segunda fase se ha producido una serie atroz cle atentados y de crímenes políticos. De ellos, específicamente, son también culpables formalmente los hombres de poder democristianos. Pues sólo puede haber tres casos:</text:p>
      <text:p text:style-name="Standard"/>
      <text:p text:style-name="Standard">Primero: los hombres de poder democristianos (o un grupo de ellos) son los responsables directos, o los mandantes, de la «estrategia de la tensión» y de las bombas: el escándalo del SID<text:note text:id="ftn2" text:note-class="footnote"><text:note-citation>2</text:note-citation><text:note-body><text:p text:style-name="Footnote">Las siglas SID corresponden <text:s/>a los servicios secretos italianos; el escandalo aludido es el descubrimiento de la implicación de estos servicios en la realización de atentados terroristas y su colusión con la CIA, los servicios secretos norteamericanos [N.del T]</text:p></text:note-body></text:note> serviría para demostrar inequívocamente la validez de una hipótesis así. Por lo demás, también puede leerse entre líneas esta hipótesis en las recientes —aunque explícitas en otro sentido— acusaciones de De</text:p>
      <text:p text:style-name="Standard">Martino<text:note text:id="ftn3" text:note-class="footnote"><text:note-citation>3</text:note-citation><text:note-body><text:p text:style-name="Footnote">De Martino era el ministro del interior socialista (anterior a B. Craxi y luego desbancado en su partido por este) De Martino trató de establecer relaciones unitarias con los comunistas. Posteriormente senador vitalicio [N. del T]</text:p></text:note-body></text:note>.</text:p>
      <text:p text:style-name="Standard"/>
      <text:p text:style-name="Standard"><text:soft-page-break/>Segundo: si los hombres de poder democristianos no lo supieran todo, o casi todo, o mucho, o al menos un poco, sobre los atentados, serían unos incapaces que no se dan cuenta de lo que pasa</text:p>
      <text:p text:style-name="Standard">delante de sus narices.</text:p>
      <text:p text:style-name="Standard"/>
      <text:p text:style-name="Standard">Tercero: los hombres de poder democristianos lo saben todo sobre los atentados, o casi todo, o mucho, o al menos un poco, pero fingen no saberlo y callan.</text:p>
      <text:p text:style-name="Standard"/>
      <text:p text:style-name="Standard">En los tres casos, los democristianos que en estos años han detentado el poder deberían irse, desaparecer, por no decir algo peor.</text:p>
      <text:p text:style-name="Standard"/>
      <text:p text:style-name="Standard">En cambio no solamente siguen en el poder, sino que hablan. Ahora lo que se constituye en piedra de escándalo es su lengua. Pues cada vez que abren la boca, por insinceridad, por culpabilidad, por</text:p>
      <text:p text:style-name="Standard">miedo o por astucia, no hacen otra cosa que mentir. Su lengua es la lengua de la mentira. Y puesto que su cultura es una putrefacta cultura forense y académica, monstruosamente mezclada con la cultura tecnologica, su lengua es, en concreto, pura teratología. No se la puede oir. Hay que taparse las orejas.</text:p>
      <text:p text:style-name="Standard"/>
      <text:p text:style-name="Standard">El primer deber de los intelectuales, hoy, tendría que consistir en enseñar a la gente a no escuchar las monstruosidades lingüísticas de los hombres de poder democristianos; en gritar, a cada palabra</text:p>
      <text:p text:style-name="Standard">suya, de horror y de condena. En otras palabras: el deber de los intelectuales habría de consistir en desnudar todas las mentiras que a través de la prensa y sobre todo de la televisión inundan y ahogan</text:p>
      <text:p text:style-name="Standard">ese cuerpo por lo demás inerte que es Italia.</text:p>
      <text:p text:style-name="Standard"/>
      <text:p text:style-name="Standard">En cambio, casi todos los intelectuales de la oposición aceptan substancialmente lo que aceptan los hombres de poder democristianos. No se escandalizan para nada de la monstruosidad de la lengua de los hombres de poder democristianos.</text:p>
      <text:p text:style-name="Standard"/>
      <text:p text:style-name="Standard">Mi sueño, en nuestra relación pedagógica, querido Gennariello, consistiria en hablar napolitano. Por desgracia no sé hacerlo Me contentare pues con un italiano que no tenga nada que ver con el que hablan los hombres de poder y sus igualmente poderosos oponentes. El italiano de una tradición culta y humanista- sin temor a cierto «manierismo», que resulta inevitable en una relación como la</text:p>
      <text:p text:style-name="Standard">nuestra.</text:p>
      <text:p text:style-name="Standard"/>
      <text:p text:style-name="Standard">Los preambulos, pues, han terminado. La próxima vez te dibujare sumariamente un esbozo del plan de nuestros trabajos —una especie de indice - Y luego, ﬁnalmente, empezaremos las lecciones.</text:p>
      <text:p text:style-name="Standard"/>
      <text:p text:style-name="Standard">27 de marzo de 1975.</text:p>
      <text:p text:style-name="Standard"/>
      <text:p text:style-name="Standard"/>
      <text:p text:style-name="Standard"><text:s/></text:p>
      <text:p text:style-name="Standard"/>
      <text:p text:style-name="Standard"/>
      <text:p text:style-name="P1">PLAN DE LA OBRA</text:p>
      <text:p text:style-name="Standard"/>
      <text:p text:style-name="Standard">Éste, más o menos —con mil interrupciones y paréntesis debidos a la prepotencia de la actualidad, que tú te sentirás con derecho a privilegiar aprovechándote de mi debilidad—, es el plan de la obra.</text:p>
      <text:p text:style-name="Standard"/>
      <text:p text:style-name="Standard">Una primera serie de capítulos estará dedicada a tus «fuentes educativas» más próximas. Tú pensarás en seguida en tu padre, en tu madre, en la escuela y en la televisión. Pero resulta que no es esto. Tus fuentes educativas más inmediatas son mudas, materiales, objetuales, inertes, meramente presentes. Hablo de los objetos, de las cosas, de las realidades físicas que te rodean. Tendré que hacer sobre esto observaciones que, contrariamente a lo que esperas, escocerán. Te aseguro que el lenguaje de las cosas, del que has recibido la primera educación, no es tan sencillo como cascar huevos. (Disculpa si hago un poco de «manierismo», al mimar el «habla para niños»).</text:p>
      <text:p text:style-name="Standard"/>
      <text:p text:style-name="Standard">Tras la serie de capítulos dedicados al lenguaje pedagógico de las cosas (o mercancías, o bienes de consumo), dedicaré una larga sección del libro a hablarte de tus compañeros, que son, quede claro, tus verdaderos educadores. Tus compañeros son portadores, inconscientes y por ello altamente prepotentes, de valores absolutamente nuevos, que solamente ellos y tú vivís. Nosotros —vuestros padres— quedamos excluidos. Esos valores, además, son intraducibles a nuestro lenguaje. A pesar de todo, sin embargo, trataré de hablarte de ellos con un lenguaje paterno. Y aquí necesitaré de una cierta comprensión o curiosidad tuyas que de algún modo son, precisamente, paternas...</text:p>
      <text:p text:style-name="Standard"/>
      <text:p text:style-name="Standard">La tercera parte de nuestro tratado serán tu padre y tu madre, que son tus educadores oﬁciales, o incluso tus deseducadores. No obstante, como veremos, entre su intención pedagógica a tu respecto y la realización de esa intención hay un diafragma cuyo espesor es inmenso: se trata de tu relación de amor y de odio con ellos. Te explicaré, en suma, lo que sucede en tu familia.</text:p>
      <text:p text:style-name="Standard"/>
      <text:p text:style-name="Standard">Luego pasaremos a la escuela, o sea, a esc conjunto organizativo y cultural que te ha deseducado por completo y que te coloca ante mi como un pobre idiota, humillado, degradado incluso, incapaz de comprender, atrapado en un cepo de mezquindad mental que entre otras cosas te angustia. La antiescuela (o sea la polémica política contra la escuela, que tú has recibido y asimilado a través de un movimiento de cuestionamiento en estos años ya completamente depauperado y desautorizado) no es menos deseducativa. Te impone un conformismo no menos degradante y angustiante que el de la escuela.</text:p>
      <text:p text:style-name="Standard"/>
      <text:p text:style-name="Standard">Te hablaré primero de tus maestros de primaria y luego de tus profesores, esos duplicados de los padres y las madres, autores de tu deseducación. (Si en cambio te ha educado alguien, sólo puede haberlo hecho con su ser; no con su habla. O sea: con su amor y con su posibilidad de amor; no es imposible que, en algún caso, el más humilde de tus enseñantes pueda ser un hombre que no pertenezca a la subcultura sino ala cultura.).</text:p>
      <text:p text:style-name="Standard"/>
      <text:p text:style-name="Standard">La quinta parte del tratado se dedicará a la prensa y a la televisión, esos espantosos órganos pedagógicos desprovistos de cualquier alternativa. Al respecto nada detendrá mi furor de persona por otra parte bondadosa, como puedes ver. En resumen: hasta esa quinta parte el objeto de nuestra serie de instrucciones pedagógicas es en substancia la pedagogía misma. Y de esta prolongada mirada hacia dentro cobrarán sentido las ojeadas rápidas y continuas hacia el exterior. Por otra parte, como dice Barthes en uno de los aforismos de su último y bellísimo libro (El placer del texto), probablemente «somos científicos por falta de sutileza». Trataré de no ser cientifico,</text:p>
      <text:p text:style-name="Standard">aunque no pueda permitirme ser lo bastante «sutil» al tratar los distintos temas.</text:p>
      <text:p text:style-name="Standard"/>
      <text:p text:style-name="Standard">Una vez acabadas estas cinco primeras secciones empezaremos las cinco secciones más importantes, en las cuales me extenderá sin límite preconcebido alguno con toda la libertad de la improvisación. </text:p>
      <text:p text:style-name="Standard"><text:soft-page-break/>Trataremos: primero, del sexo; segundo, del comportamiento; tercero, de la religión; cuarto, de la política, y quinto, del arte. En todo esto prevalecerá una actitud pragmática. O sea: te daré consejos. Además doy por descontado que te divertiré. Para concluir este «índice»: ahora caigo en que esto es en realidad un secreto entre nosotros dos. ¡Estupendo! Ciertamente, no creo que haya nadie ——al</text:p>
      <text:p text:style-name="Standard">menos en mi mundo, en el mundo de la llamada cultura— capaz de apreciar mínimamente la idea de compilar un tratado pedagógico para un muchacho. Una tremenda Vulgaridad hace concebir y tomar un tratado así como una charla total y perfectamente «legible». Pues muy bien: en vez de dedícárselo a la sombra monstruosa de Rousseau, se lo dedicaremos a la desdeñosa sombra de Sade.</text:p>
      <text:p text:style-name="Standard"/>
      <text:p text:style-name="Standard">3 de abril de 1975.</text:p>
      <text:p text:style-name="Standard"/>
      <text:p text:style-name="Standard"/>
      <text:p text:style-name="P1">LA PRIMERA LECCIÓN ME LA DIO UNA CORTINA</text:p>
      <text:p text:style-name="Standard"/>
      <text:p text:style-name="Standard">Los primeros recuerdos de la vida son visuales. La vida, en el recuerdo, se convierte en una película muda. Todos nosotros tenemos en la mente una imagen que es la primera o una de las primeras de</text:p>
      <text:p text:style-name="Standard">nuestra vida. Esa imagen es un signo, y, por precisar, un signo lingüístico. Consiguientemente, si es un signo lingüístico, comunica o expresa algo. Te pondré un ejemplo, Gennariello, que a un napolitano como tú le parecerá exótico. La primera imagen de mi vida es una cortina, blanca, transparente, que cuelga creo que inmóvil ante una ventana que da a una Calleja más bien triste y oscura. Esa cortina me aterroriza y me angustia; pero no como algo amenazador o desagradable, sino como algo cósmico. En aquella cortina se compendia y toma cuerpo todo el espíritu de la casa en que nací. Era una casa burguesa, en Bolonia. En realidad las imágenes que compiten con la cortina por la primacía cronológica son: una habitación con alcoba (donde dormía mi abuela); unos pesados muebles como es debido; una carroza, en la calle, a la que quería subir. Estas imágenes son menos dolorosas que la de la cortina; no obstante, también en ellas está representado algo cósmico en lo que reside el espíritu pequeño-burgués del mundo en que nací. Pero si en los objetos y las cosas cuyas imágenes me han quedado fijadas en el recuerdo —como las de un sueño indeleble— se precipita y se concentra todo un mundo de «recuerdos» que tales imágenes evocan en un solo instante, o sea, si aquellos objetos y aquellas cosas son contenedores dentro de los cuales se reúne un universo que yo puedo sacar de ellos y observar, entonces al mismo tiempo tales objetos y tales cosas son también algo distinto de un contenedor.</text:p>
      <text:p text:style-name="Standard"/>
      <text:p text:style-name="Standard">Son, justamente, signos lingüísticos, que si a mí personalmente me evocan el mundo de la infancia burguesa, no obstante, en aquellos primeros momentos me hablaban objetivamente, haciéndose descifrar como nuevos y desconocidos. Pues no se les superponía el contenido de mis recuerdos: su contenido era solamente suyo. Y ellos me lo comunicaban. Su comunicación era pues, esencialmente pedagógica. Me enseñaban dónde había nacido, en qué mundo vivía y, sobre todo, cómo debía concebir mi nacimiento y mi vida. Al tratarse de un discurso pedagógico inarticulado, fijo, indiscutible, sólo podía ser, como se dice hoy, autoritario y represivo. Lo que me dijo y lo que me enseñó aquella cortina no admitia (ni admite) réplicas. Con ella no era posible ni admisible ningún diálogo ni acto autoeducativo alguno. He aquí por qué he creído que todo el mundo era el mundo que me enseñaba aquella cortina: he creído por tanto que todo el mundo era bienpensante, idealista, triste y escéptico, un poco vulgar; en una palabra: pequeño-burgués.</text:p>
      <text:p text:style-name="Standard"/>
      <text:p text:style-name="Standard">Otras «lecciones de cosas» aparecieron poco después, y luego durante toda la infancia y la juventud. A menudo tales «lecciones de cosas» nuevas (en especial tras la primerísima infancia) estaban en</text:p>
      <text:p text:style-name="Standard">contradicción con las iniciales. He visto objetos rústicos en patios de casas pobres; he visto utensilios y muebles proletarios y subproletarios; he visto paisajes ya no urbanos sino suburbiales o míseramente campestres, etcétera. Pero ¡cuánto ha tenido que pasar, querido Gennariello, para que aquellas primeras lecciones fueran puestas en duda y cuestionadas explícitamente por las siguientes! Su represividad y su espíritu autoritario fueron invencibles durante muchos años; comprendí en seguida, es cierto, que además de mi mundo, pequeño-burgués, tan cómicamente absoluto, había también otro mundo, e incluso que había otros mundos. Pero durante mucho tiempo siempre me pareció que el único mundo verdadero, valedero, que me había sido enseñado por los objetos, por la realidad física, era el mío; mientras que los demás me parecían extraños, diferentes, anómalos, inquietantes y faltos de verdad.</text:p>
      <text:p text:style-name="Standard"/>
      <text:p text:style-name="Standard">La educación que a un muchacho le dan los objetos, las cosas, la realidad física —en otras palabras: los fenómenos materiales de su condición social— convierte a ese muchacho al mismo tiempo en lo</text:p>
      <text:p text:style-name="Standard">que es y en lo que será durante toda su vida. Es su carne la que es educada como forma de su espíritu.</text:p>
      <text:p text:style-name="Standard"/>
      <text:p text:style-name="Standard">La condición social se reconoce en la carne de un individuo (al menos en mi experiencia histórica). <text:soft-page-break/>Porque ha sido plasmado físicamente por la educación precisamente física de la materia de que está</text:p>
      <text:p text:style-name="Standard">hecho su mundo.</text:p>
      <text:p text:style-name="Standard"/>
      <text:p text:style-name="Standard">Las palabras de los padres, de los maestros y por último de los profesores se superponen a lo que las cosas y los actos le han enseñado a un muchacho cristalizándolo. Sólo la educación recibida de sus</text:p>
      <text:p text:style-name="Standard">compañeros será muy semejante a la que le han impartido las cosas y los actos; o sea: será también puramente pragmática, en el sentido absoluto y primario de la palabra.</text:p>
      <text:p text:style-name="Standard"/>
      <text:p text:style-name="Standard">Además anticipo enseguida que la importancia de la <text:s/>enseñanza de la televisión es enorme, pues ella también no hace más que ofrecer una serie de “ejemplos” de modo de ser y de comportamiento. Pese a que los anunciantes, presentadores y demás morralla de este tipo hablen (y hablan) de un modo horrendo), en realidad el verdadero lenguaje de la televisión es similar al lenguaje de las cosas: es completamente pragmático y no admite réplicas, alternativas, resistencia.</text:p>
      <text:p text:style-name="Standard"/>
      <text:p text:style-name="Standard">Perdóname este anticipo; pero puedo permitírmelo porque durante algunas «clases» hemos de dedicamos aún al «lenguaje de las cosas», visto que lo que realmente importa es la enseñanza que las cosas te han impartido; yo me he referido a mi experiencia personal sólo para llegar a experiencias actuales, justamente como la tuya, estableciendo aunque sea blanda y un poco idílicamente los datos de uno de los saltos entre generaciones más terribles que registra la</text:p>
      <text:p text:style-name="Standard">historia.</text:p>
      <text:p text:style-name="Standard"/>
      <text:p text:style-name="Standard">10 de abril de 1975.</text:p>
      <text:p text:style-name="Standard"/>
      <text:p text:style-name="Standard"/>
      <text:p text:style-name="Standard"/>
      <text:p text:style-name="Standard"/>
      <text:p text:style-name="P1">PARÁGRAFO SEXTO: IMPOTENCIA ANTE EL LENGUAJE PEDAGOGICO DE LAS COSAS</text:p>
      <text:p text:style-name="Standard"/>
      <text:p text:style-name="Standard">No hay nada que obligue tanto a mirar las cosas como hacer una película. La mirada de un literato sobre un paisaje rural o urbano puede excluir una infinidad de cosas, recortando del conjunto sólo</text:p>
      <text:p text:style-name="Standard">las que le emocionan o le son útiles. La mirada de un realizador cinematográfico sobre ese mismo paisaje, en cambio, no puede dejar de tomar consciencia de todas las cosas que hay en él, casi inventariándolas. En realidad, mientras que para un literato las cosas están destinadas a convertirse en palabras, o sea en símbolos, en la expresión de un realizador cinematográfico las cosas siguen siendo cosas; pues los «signos» del sistema verbal son simbólicos y convencionales, mientras que los «signos» del sistema cinematográfico son precisamente las cosas mismas, en su materialidad y en su realidad. Se convierten, ciertamente, en «signos», pero son «signos» vivientes de sí mismas, por decirlo así. Todo esto forma parte de una ciencia, la semiótica, que tú, Gennariello, debes conocer al menos de nombre y en su significado de divulgación si quieres seguir mis razonamientos; en especial éste, acerca del lenguaje primario de las cosas y acerca de su consiguiente prevaricación pedagógica.</text:p>
      <text:p text:style-name="Standard"/>
      <text:p text:style-name="Standard">Pues bien: si hubiera ido al Yemen como literato, habría vuelto con una idea del Yemen completamente distinta de la que tengo habiendo ido como cineasta. No sé cuál de las dos es más auténtica. Como literato habría vuelto con la idea —exaltante y lírica- de un país fosilizado en una situación histórica medieval: con casas rosaceas altas y estrechas, adornadas con blancos frisos como de una orfebrería rústica, amontonadas en medio de un desierto humeante y tan límpido que hace daño a los ojos; y aquí y allá, vallecitos con aldeas que repiten exactamente la forma arquitectónica de la ciudad, entre dispersos cultivos terraceados, de grano, de cebada, de pequeños viñedos.</text:p>
      <text:p text:style-name="Standard"/>
      <text:p text:style-name="Standard">Como realizador he visto en cambio, en medio de todo esto, la presencia «expresiva», horrible, de la modernidad: una lepra de postes de alumbrado plantados caóticamente; casuchas de cemento y</text:p>
      <text:p text:style-name="Standard">chapa construidas sin sentido donde antes estaban las murallas de la ciudad; edificios públicos en un espantoso estilo árabe moderno, etcétera. Y, naturalmente, mis ojos han debido posarse también en</text:p>
      <text:p text:style-name="Standard">otras cosas, más pequeñas o incluso ínfimas: objetos de plástico, conservas, zapatos y manufacturas de algodón miserable, peras en lata (procedentes de China), pequeñas radios...</text:p>
      <text:p text:style-name="Standard"/>
      <text:p text:style-name="Standard">En una palabra: he visto la coexistencia de dos mundos semánticamente distintos, unidos en un sistema expresivo único y babélico.</text:p>
      <text:p text:style-name="Standard"/>
      <text:p text:style-name="Standard">Naturalmente, el contingente moderno de este sistema lingüístico a mí se me presentaba como aberrante y degradante. Objetivamente lo era, a decir verdad, justamente porque era miserable; manifestaba sin contención o reservas su descarada finalidad especulativa. El Yemen sigue siendo aún un mercado pequeño, o incluso ínfimo, para las industrias occidentales. Por tanto es despreciado y ridiculizado objetivamente. Su destrucción parece natural. Que eso exija una</text:p>
      <text:p text:style-name="Standard">abjuración por parte de los yemenitas les parece completamente natural a los especuladores alemanes e italianos; los yemenitas deben ser enteramente consentidores a propósito de su propio genocidio: un genocidio cultural y físico, aunque no necesariamente mortal como el de los campos de exterminio.</text:p>
      <text:p text:style-name="Standard"/>
      <text:p text:style-name="Standard">Pero volvamos a las cosas. El lenguaje de las cosas nuevas, que en el Yemen —y en mi infancia—- es un balbuceo, para ti, Gennariello, se ha convertido en un discurso articulado, lógico y normal.</text:p>
      <text:p text:style-name="Standard">Incluso aunque algo te separe de ello, al ser tú napolitano.</text:p>
      <text:p text:style-name="Standard"/>
      <text:p text:style-name="Standard">No quiero implicarte en mi pecado estético. La turba de los moralistas quede lejos de ti, con esas acusaciones suyas que les salen «le los testículos, por lo demás repelentes (ciertamente no como los</text:p>
      <text:p text:style-name="Standard">tuyos, de jovencillo, o los míos, que no los confundo con el espíritu prevaricador y vulgar de la <text:soft-page-break/>Ley).</text:p>
      <text:p text:style-name="Standard"/>
      <text:p text:style-name="Standard">Mi esteticismo es inseparable de mi cultura. ¿Por qué privar a mi cultura de un elemento suyo aunque sea espúreo, quizá, y superfluo? Ese elemento completa un todo; y no tengo escrúpulos en decirlo porque <text:s/>precisamente en estos últimos años me he convencido de que la pobreza y el atraso no son en absoluto el peor de los males. A propósito de esto nos habíamos equivocado todos. Las cosas modernas introducidas en el Yemen por el capitalismo, además de haber convertido fisicamente a los yemenitas en payasos, les han hecho también mucho más infelices. El Iman (el rey desterrado) era horrendo, pero el consumismo mareante que lo ha sustituido no lo es menos.</text:p>
      <text:p text:style-name="Standard"/>
      <text:p text:style-name="Standard">Esto me da el derecho a no avergonzarme de mi “sentimiento de lo bello”. Un hombre de cultura, mi querido Geniarello, no puede por menos que ser extremadamente anticipador o extremadamente atrasado (0 quizá las dos cosas a la vez, como en mi caso). Por tanto es a él a quien hay que escuchar: porque en su actualidad, en su hacerse inmediato, o sea en su presente, la realidad únicamente posee el lenguaje de las cosas y no puede ser más que vivida.</text:p>
      <text:p text:style-name="Standard"/>
      <text:p text:style-name="Standard">La cuestión es la siguiente: mi cultura (con sus esteticismos) me dispone en una actitud crítica respecto de las «cosas» modernas entendidas como signos lingüísticos. Tu cultura, en cambio, te hace aceptar esas cosas modernas como naturales, y escuchar su enseñanza como absoluta.</text:p>
      <text:p text:style-name="Standard"/>
      <text:p text:style-name="Standard">Yo podré tratar de descalabrar, o al menos de poner en duda, lo que te enseñan padres, maestros, televisión, diarios y sobre todo los chicos de tu edad. Pero soy completamente impotente contra lo que te han enseñado y te enseñan las cosas. Su lenguaje es inarticulado y absolutamente rígido; por tanto, inarticulado y rígido es el espíritu de tu aprendizaje y el de las opiniones no verbales que a través de ese aprendizaje se han formado en ti. En esto somos dos extraños y nada nos puede acercar.</text:p>
      <text:p text:style-name="Standard"/>
      <text:p text:style-name="Standard">17 de abril de 1975.</text:p>
      <text:p text:style-name="Standard"/>
      <text:p text:style-name="Standard"/>
      <text:p text:style-name="Standard"/>
      <text:p text:style-name="P1">SOMOS DOS EXTRAÑOS: LO DICEN LAS TAZAS DE TÉ</text:p>
      <text:p text:style-name="Standard"/>
      <text:p text:style-name="Standard">Nunca me cansaré de repetírtelo: yo, al hablar contigo, acaso tenga la energía necesaria para olvidar, o pretender olvidar, lo que me ha sido enseñado con palabras. Pero jamás podré olvidar lo que me han enseñado las cosas. Por consiguiente, en el ámbito del lenguaje de las cosas, lo que nos separa es un auténtico abismo: esto es, uno de los saltos generacionales más profundos que recuerda la historia. Lo que me han enseñado las cosas a mí, con su lenguaje, es completamente distinto de lo que las cosas, con su lenguaje, te han enseñado a ti. No obstante, lo que ha cambiado, querido Gennariello, no es el lenguaje de las cosas: lo que ha cambiado son las cosas mismas. Y han cambiado de un modo radical.</text:p>
      <text:p text:style-name="Standard"/>
      <text:p text:style-name="Standard">Me dirás: las cosas siempre están cambiando. “’O munno cagna” Es verdad. El mundo cambia eterna e inagotablemente. Pero una vez cada varios milenios se produce el ﬁn del mundo. Y entonces el cambio es, justamente, total. Y lo que se ha producido entre tú, con quince años, y yo, con cincuenta, es un fin del mundo. Mi figura de pedagogo se halla pues irremisiblemente en crisis. No se puede enseñar si no se aprende al mismo tiempo. Y ahora yo no puedo enseñarte las «cosas» que me han educado a mí, ni puedes enseñarme tú las «cosas» que te están educando a tí (o sea, las que estás viviendo). No nos las podemos enseñar mutuamente por la sencilla razón de que su naturaleza no se ha limitado a mudar alguna de sus cualidades, sino que ha cambiado radicalmente en su totalidad.</text:p>
      <text:p text:style-name="Standard"/>
      <text:p text:style-name="Standard">Observemos un fenómeno que parece irrelevante. Desde hace algún tiempo se han vuelto a poner de moda los «objetos» de los años treinta y cuarenta; y yo estoy rodando un film ambientado precisamente en 1944. Por tanto cada día me veo obligado a observar —con esa mirada despiadada e inventariante que exige el cine— los «objetos” que filmo. Estos días estoy rodando una escena en que dos señoritas burguesas toman el te. Y por tanto he observado, entre otros objetos, tazas de té.</text:p>
      <text:p text:style-name="Standard"/>
      <text:p text:style-name="Standard">Mi director artístico, Dante Ferretti, había hecho las cosas a lo grande: había conseguido para esa escena un juego de te muy valioso. Eran unas tacitas de color amarillo huevo claro con manchas blancas en relieve. Al estar relacionadas con el universo de la Bauhaus y de los bunlzers resultaban angustiosas. No podía mirarlas sin sentir una punzada en el corazón seguida de un profundo malestar. Sin embargo las tacitas poseían una cualidad misteriosa, por lo demas compartida con los muebles, las alfombras, los vestidos y los sombreros de las señoritas, los utensilios y hasta por el papel de las paredes; pero esa cualidad misteriosa no causaba dolor, ni ocasionaba un regreso</text:p>
      <text:p text:style-name="Standard">violento (que he soñado por las noches) a épocas anteriores y atroces. Proporcionaba hasta alegría. Esa cualidad misteriosa era la del artesanado. Hasta 1950, hasta los primeros años sesenta, el mundo</text:p>
      <text:p text:style-name="Standard">fue así. Las cosas todavía estaban hechas o confeccionadas con manos humanas: pacientes manos antiguas de carpinteros, de Sastres, de tapiceros, de ceramistas. Y se trataba de cosas que tenían un destino humano, esto es, personal. Luego el artesanado, o su espíritu, se acabó de repente. Justamente cuando tú empezabas a vivir. Ya no hay contínuidad, para mí, entre aquellas tacitas y un vasito de ahora.</text:p>
      <text:p text:style-name="Standard"/>
      <text:p text:style-name="Standard">El salto entre el mundo consumista y el mundo paleoindustrial es todavía más profundo y total que el salto entre el mundo paleoindustrial y el mundo preindustrial. En realidad este último ha sido superado definitivamente -—ha quedado abolido, destruido—únicamente hoy. Hasta hoy mismo ha suministrado modelos humanos y Valores a la burguesía paleoindustrial; incluso aunque ésta los</text:p>
      <text:p text:style-name="Standard">mixtificaba, los falseaba y los volvía a veces horrorosos (como sucedió con el fascismo y en general con todos los regímenes clerical-fascistas). Mixtificados y falseados, vueltos horribles en el plano del poder, no por eso dejaban de ser reales en el plano del mundo dominado por el poder: un mundo que en la práctica había seguido siendo, en su inmensa mayoría, campesino y artesanal.</text:p>
      <text:p text:style-name="Standard"/>
      <text:p text:style-name="Standard">Desde la época en que naciste tú esos modelos humanos y esos valores antiguos ya no están al <text:soft-page-break/>servicio del poder. ¿Por que’? Porque ha cambiado cuantitativamente el modo de producción de las cosas.</text:p>
      <text:p text:style-name="Standard"/>
      <text:p text:style-name="Standard">La verdad que hemos de decirnos es la siguiente: la nueva producción de las cosas, o sea el cambio de las cosas, te da a ti una enseñanza originaria y profunda que yo no puedo comprender (entre otras cosas porque no quiero). Y esto explica una extrañeza entre nosotros dos que no es meramente la que durante siglos y milenios ha separado a los padres de los hijos.</text:p>
      <text:p text:style-name="Standard"/>
      <text:p text:style-name="Standard">24 de abril de 1975</text:p>
      <text:p text:style-name="Standard"/>
      <text:p text:style-name="Standard"/>
      <text:p text:style-name="P1">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Cuando yo, a tu edad (e incluso mucho después) caminaba por</text:p>
      <text:p text:style-name="Standard">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ll¡|l(‘l'Í¡lllll(‘lll(‘ Imluvízn VÍVHH aquí. Los" lvnrríos de chabolas (gracias a</text:p>
      <text:p text:style-name="Standard">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
      <text:p text:style-name="Standard">GENNARÍELLO</text:p>
      <text:p text:style-name="Standard"/>
      <text:p text:style-name="Standard">enormemente los «centros» de grandes edificios. Ya no se puede</text:p>
      <text:p text:style-name="Standard">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text:soft-page-break/>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hecha de una falsa certidumbre cruel y despiadada (la consciencia</text:p>
      <text:p text:style-name="Standard">«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representaba ante mis ojos el espectáculo de un mundo perfecto.</text:p>
      <text:p text:style-name="Standard">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 text:c="3"/></text:p>
      <text:p text:style-name="Standard"/>
      <text:p text:style-name="Standard">CÓMO HA CAMBIADO EL LENGUAJE DE LAS COSAS</text:p>
      <text:p text:style-name="Standard"/>
      <text:p text:style-name="Standard">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text:soft-page-break/>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y de mentalidad son retrasados, pero en cambio son muy avanzados</text:p>
      <text:p text:style-name="Standard">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sa o alemana. Si tuvieras que emigrar aqui, tu connclolivlu no jmdría</text:p>
      <text:p text:style-name="Standard">dejar de admirarse iniurcrrilmpidalnciilc de me lwrhu. Ademas,</text:p>
      <text:p text:style-name="Standard"/>
      <text:p text:style-name="Standard">,44</text:p>
      <text:p text:style-name="Standard"/>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text:soft-page-break/>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mío te defrauda o te divide interiormente. No es el lamento por</text:p>
      <text:p text:style-name="Standard">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rosa lo que te intranquiliza y casi te angustia, en lo que respecta a</text:p>
      <text:p text:style-name="Standard">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text:soft-page-break/>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considerado que es la cultura popular; y, por tanto, fenómenos de</text:p>
      <text:p text:style-name="Standard">diferenciación ——inédita históricamente— de la norma...</text:p>
      <text:p text:style-name="Standard"/>
      <text:p text:style-name="Standard">8 de mayo de 1975.</text:p>
      <text:p text:style-name="Standard"/>
      <text:p text:style-name="Standard">4o</text:p>
      <text:p text:style-name="Standard"/>
      <text:p text:style-name="Standard">LOS MUCHACHOS SON CONFORMISTAS DOS VECES</text:p>
      <text:p text:style-name="Standard"/>
      <text:p text:style-name="Standard">¡Empezamos hoy el segundo capítulo de nuestro tratado. Tras el len-</text:p>
      <text:p text:style-name="Standard">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y completo. Saben reﬁnadamente cómo hacer sufrir a los de su edad;</text:p>
      <text:p text:style-name="Standard">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text:soft-page-break/></text:p>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puramente «vivido»), vuelven vacuo el conformismo pedagógico de</text:p>
      <text:p text:style-name="Standard">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más violenta. Añaden, dentro del esquema del conformismo asimila-</text:p>
      <text:p text:style-name="Standard">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text:soft-page-break/>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
      <text:p text:style-name="Standard">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text:soft-page-break/>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text:soft-page-break/>«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ext:soft-page-break/>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text:soft-page-break/>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text:soft-page-break/>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ext:soft-page-break/>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text:soft-page-break/>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text:soft-page-break/>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text:soft-page-break/>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text:soft-page-break/>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text:soft-page-break/></text:p>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text:soft-page-break/></text:p>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text:soft-page-break/>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text:soft-page-break/>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ext:soft-page-break/>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text:soft-page-break/></text:p>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text:soft-page-break/>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text:soft-page-break/>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text:soft-page-break/></text:p>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text:soft-page-break/>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text:soft-page-break/>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text:soft-page-break/>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text:soft-page-break/>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text:soft-page-break/>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text:soft-page-break/></text:p>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text:soft-page-break/></text:p>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text:soft-page-break/></text:p>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text:soft-page-break/>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text:soft-page-break/>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text:soft-page-break/>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text:soft-page-break/>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text:soft-page-break/>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text:soft-page-break/>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text:soft-page-break/>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text:soft-page-break/>«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text:soft-page-break/></text:p>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oft-page-break/><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text:soft-page-break/>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text:soft-page-break/>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text:soft-page-break/></text:p>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text:soft-page-break/>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text:soft-page-break/>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text:soft-page-break/>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text:soft-page-break/>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text:soft-page-break/>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text:soft-page-break/>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text:soft-page-break/>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text:soft-page-break/>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text:soft-page-break/>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text:soft-page-break/></text:p>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text:soft-page-break/>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text:soft-page-break/>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text:soft-page-break/></text:p>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text:soft-page-break/>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text:soft-page-break/></text:p>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text:soft-page-break/>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text:soft-page-break/></text:p>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text:soft-page-break/>«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text:soft-page-break/>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text:soft-page-break/>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text:soft-page-break/></text:p>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text:soft-page-break/>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text:soft-page-break/>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text:soft-page-break/>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text:soft-page-break/>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text:soft-page-break/></text:p>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text:soft-page-break/>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ext:soft-page-break/>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text:soft-page-break/>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text:soft-page-break/>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text:soft-page-break/></text:p>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text:soft-page-break/>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text:soft-page-break/>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text:soft-page-break/>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text:soft-page-break/>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text:soft-page-break/></text:p>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text:soft-page-break/>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text:soft-page-break/>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text:soft-page-break/>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text:soft-page-break/>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text:soft-page-break/>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text:soft-page-break/>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text:soft-page-break/>.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text:soft-page-break/>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ext:soft-page-break/>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text:soft-page-break/></text:p>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text:soft-page-break/></text:p>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text:soft-page-break/>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text:soft-page-break/>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text:soft-page-break/>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text:soft-page-break/></text:p>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text:soft-page-break/>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text:soft-page-break/>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text:soft-page-break/></text:p>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ext:soft-page-break/>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text:soft-page-break/></text:p>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text:soft-page-break/>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text:soft-page-break/></text:p>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24T10:55:32</dc:date>
    <meta:editing-duration>PT8M52S</meta:editing-duration>
    <meta:editing-cycles>9</meta:editing-cycles>
    <meta:generator>LibreOffice/3.5$Linux_X86_64 LibreOffice_project/350m1$Build-2</meta:generator>
    <dc:creator>illanesf </dc:creator>
    <meta:document-statistic meta:table-count="0" meta:image-count="0" meta:object-count="0" meta:page-count="126" meta:paragraph-count="4698" meta:word-count="53226" meta:character-count="314800" meta:non-whitespace-character-count="265912"/>
  </office:meta>
</office:document-meta>
</file>